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5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8.301cm" svg:y="5.71cm">
            <draw:object draw:notify-on-update-of-ranges="Лист1.F2:Лист1.F11 Лист1.G2:Лист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84cm" svg:y="5.785cm">
            <draw:object draw:notify-on-update-of-ranges="Лист1.F2:Лист1.F11 Лист1.H2:Лист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Сгенерированные числа</text:p>
          </table:table-cell>
          <table:table-cell office:value-type="string" calcext:value-type="string">
            <text:p>Округлённые</text:p>
          </table:table-cell>
          <table:table-cell/>
          <table:table-cell office:value-type="string" calcext:value-type="string">
            <text:p>Нижняя граница</text:p>
          </table:table-cell>
          <table:table-cell office:value-type="string" calcext:value-type="string">
            <text:p>Верхняя граница</text:p>
          </table:table-cell>
          <table:table-cell office:value-type="string" calcext:value-type="string">
            <text:p>Диапазон</text:p>
          </table:table-cell>
          <table:table-cell office:value-type="string" calcext:value-type="string">
            <text:p>Количество значений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</table:table-row>
        <table:table-row table:style-name="ro1">
          <table:table-cell table:formula="of:=RAND()*100" office:value-type="float" office:value="89.0911018225787" calcext:value-type="float">
            <text:p>89,091</text:p>
          </table:table-cell>
          <table:table-cell table:formula="of:=ROUND([.A2]; 0)" office:value-type="float" office:value="89" calcext:value-type="float">
            <text:p>8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[&quot;&amp;[.D2]&amp;&quot;; &quot;&amp;[.E2]&amp;&quot;)&quot;" office:value-type="string" office:string-value="[0; 10)" calcext:value-type="string">
            <text:p>[0; 10)</text:p>
          </table:table-cell>
          <table:table-cell table:style-name="ce2" table:formula="of:=COUNTIF([.A$2:.A$25]; &quot;&lt;&quot;&amp;[.E2])" office:value-type="float" office:value="3" calcext:value-type="float">
            <text:p>3</text:p>
          </table:table-cell>
          <table:table-cell table:style-name="ce3" table:formula="of:=[.G2]/SUM([.$G$2:.$G$11])" office:value-type="percentage" office:value="0.125" calcext:value-type="percentage">
            <text:p>12,50%</text:p>
          </table:table-cell>
          <table:table-cell table:style-name="ce3" table:formula="of:=[.H2]" office:value-type="percentage" office:value="0.125" calcext:value-type="percentage">
            <text:p>12,50%</text:p>
          </table:table-cell>
        </table:table-row>
        <table:table-row table:style-name="ro1">
          <table:table-cell table:formula="of:=RAND()*100" office:value-type="float" office:value="10.9558277914759" calcext:value-type="float">
            <text:p>10,956</text:p>
          </table:table-cell>
          <table:table-cell table:formula="of:=ROUND([.A3]; 0)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&quot;[&quot;&amp;[.D3]&amp;&quot;; &quot;&amp;[.E3]&amp;&quot;)&quot;" office:value-type="string" office:string-value="[10; 20)" calcext:value-type="string">
            <text:p>[10; 20)</text:p>
          </table:table-cell>
          <table:table-cell table:style-name="ce2" table:formula="of:=COUNTIF([.A$2:.A$25]; &quot;&lt;&quot;&amp;[.E3])-SUM([.$G$2:.G2])" office:value-type="float" office:value="2" calcext:value-type="float">
            <text:p>2</text:p>
          </table:table-cell>
          <table:table-cell table:style-name="ce3" table:formula="of:=[.G3]/SUM([.$G$2:.$G$11])" office:value-type="percentage" office:value="0.0833333333333333" calcext:value-type="percentage">
            <text:p>8,33%</text:p>
          </table:table-cell>
          <table:table-cell table:style-name="ce3" table:formula="of:=[.H3]+[.I2]" office:value-type="percentage" office:value="0.208333333333333" calcext:value-type="percentage">
            <text:p>20,83%</text:p>
          </table:table-cell>
        </table:table-row>
        <table:table-row table:style-name="ro1">
          <table:table-cell table:formula="of:=RAND()*100" office:value-type="float" office:value="3.840007299782" calcext:value-type="float">
            <text:p>3,840</text:p>
          </table:table-cell>
          <table:table-cell table:formula="of:=ROUND([.A4]; 0)" office:value-type="float" office:value="4" calcext:value-type="float">
            <text:p>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&quot;[&quot;&amp;[.D4]&amp;&quot;; &quot;&amp;[.E4]&amp;&quot;)&quot;" office:value-type="string" office:string-value="[20; 30)" calcext:value-type="string">
            <text:p>[20; 30)</text:p>
          </table:table-cell>
          <table:table-cell table:style-name="ce2" table:formula="of:=COUNTIF([.A$2:.A$25]; &quot;&lt;&quot;&amp;[.E4])-SUM([.$G$2:.G3])" office:value-type="float" office:value="2" calcext:value-type="float">
            <text:p>2</text:p>
          </table:table-cell>
          <table:table-cell table:style-name="ce3" table:formula="of:=[.G4]/SUM([.$G$2:.$G$11])" office:value-type="percentage" office:value="0.0833333333333333" calcext:value-type="percentage">
            <text:p>8,33%</text:p>
          </table:table-cell>
          <table:table-cell table:style-name="ce3" table:formula="of:=[.H4]+[.I3]" office:value-type="percentage" office:value="0.291666666666667" calcext:value-type="percentage">
            <text:p>29,17%</text:p>
          </table:table-cell>
        </table:table-row>
        <table:table-row table:style-name="ro1">
          <table:table-cell table:formula="of:=RAND()*100" office:value-type="float" office:value="57.7019184318314" calcext:value-type="float">
            <text:p>57,702</text:p>
          </table:table-cell>
          <table:table-cell table:formula="of:=ROUND([.A5]; 0)" office:value-type="float" office:value="58" calcext:value-type="float">
            <text:p>5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&quot;[&quot;&amp;[.D5]&amp;&quot;; &quot;&amp;[.E5]&amp;&quot;)&quot;" office:value-type="string" office:string-value="[30; 40)" calcext:value-type="string">
            <text:p>[30; 40)</text:p>
          </table:table-cell>
          <table:table-cell table:style-name="ce2" table:formula="of:=COUNTIF([.A$2:.A$25]; &quot;&lt;&quot;&amp;[.E5])-SUM([.$G$2:.G4])" office:value-type="float" office:value="2" calcext:value-type="float">
            <text:p>2</text:p>
          </table:table-cell>
          <table:table-cell table:style-name="ce3" table:formula="of:=[.G5]/SUM([.$G$2:.$G$11])" office:value-type="percentage" office:value="0.0833333333333333" calcext:value-type="percentage">
            <text:p>8,33%</text:p>
          </table:table-cell>
          <table:table-cell table:style-name="ce3" table:formula="of:=[.H5]+[.I4]" office:value-type="percentage" office:value="0.375" calcext:value-type="percentage">
            <text:p>37,50%</text:p>
          </table:table-cell>
        </table:table-row>
        <table:table-row table:style-name="ro1">
          <table:table-cell table:formula="of:=RAND()*100" office:value-type="float" office:value="10.316817993593" calcext:value-type="float">
            <text:p>10,317</text:p>
          </table:table-cell>
          <table:table-cell table:formula="of:=ROUND([.A6]; 0)" office:value-type="float" office:value="10" calcext:value-type="float">
            <text:p>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&quot;[&quot;&amp;[.D6]&amp;&quot;; &quot;&amp;[.E6]&amp;&quot;)&quot;" office:value-type="string" office:string-value="[40; 50)" calcext:value-type="string">
            <text:p>[40; 50)</text:p>
          </table:table-cell>
          <table:table-cell table:style-name="ce2" table:formula="of:=COUNTIF([.A$2:.A$25]; &quot;&lt;&quot;&amp;[.E6])-SUM([.$G$2:.G5])" office:value-type="float" office:value="2" calcext:value-type="float">
            <text:p>2</text:p>
          </table:table-cell>
          <table:table-cell table:style-name="ce3" table:formula="of:=[.G6]/SUM([.$G$2:.$G$11])" office:value-type="percentage" office:value="0.0833333333333333" calcext:value-type="percentage">
            <text:p>8,33%</text:p>
          </table:table-cell>
          <table:table-cell table:style-name="ce3" table:formula="of:=[.H6]+[.I5]" office:value-type="percentage" office:value="0.458333333333333" calcext:value-type="percentage">
            <text:p>45,83%</text:p>
          </table:table-cell>
        </table:table-row>
        <table:table-row table:style-name="ro1">
          <table:table-cell table:formula="of:=RAND()*100" office:value-type="float" office:value="24.5052110548577" calcext:value-type="float">
            <text:p>24,505</text:p>
          </table:table-cell>
          <table:table-cell table:formula="of:=ROUND([.A7]; 0)" office:value-type="float" office:value="25" calcext:value-type="float">
            <text:p>2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&quot;[&quot;&amp;[.D7]&amp;&quot;; &quot;&amp;[.E7]&amp;&quot;)&quot;" office:value-type="string" office:string-value="[50; 60)" calcext:value-type="string">
            <text:p>[50; 60)</text:p>
          </table:table-cell>
          <table:table-cell table:style-name="ce2" table:formula="of:=COUNTIF([.A$2:.A$25]; &quot;&lt;&quot;&amp;[.E7])-SUM([.$G$2:.G6])" office:value-type="float" office:value="3" calcext:value-type="float">
            <text:p>3</text:p>
          </table:table-cell>
          <table:table-cell table:style-name="ce3" table:formula="of:=[.G7]/SUM([.$G$2:.$G$11])" office:value-type="percentage" office:value="0.125" calcext:value-type="percentage">
            <text:p>12,50%</text:p>
          </table:table-cell>
          <table:table-cell table:style-name="ce3" table:formula="of:=[.H7]+[.I6]" office:value-type="percentage" office:value="0.583333333333333" calcext:value-type="percentage">
            <text:p>58,33%</text:p>
          </table:table-cell>
        </table:table-row>
        <table:table-row table:style-name="ro1">
          <table:table-cell table:formula="of:=RAND()*100" office:value-type="float" office:value="88.9529107103137" calcext:value-type="float">
            <text:p>88,953</text:p>
          </table:table-cell>
          <table:table-cell table:formula="of:=ROUND([.A8]; 0)" office:value-type="float" office:value="89" calcext:value-type="float">
            <text:p>89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&quot;[&quot;&amp;[.D8]&amp;&quot;; &quot;&amp;[.E8]&amp;&quot;)&quot;" office:value-type="string" office:string-value="[60; 70)" calcext:value-type="string">
            <text:p>[60; 70)</text:p>
          </table:table-cell>
          <table:table-cell table:style-name="ce2" table:formula="of:=COUNTIF([.A$2:.A$25]; &quot;&lt;&quot;&amp;[.E8])-SUM([.$G$2:.G7])" office:value-type="float" office:value="4" calcext:value-type="float">
            <text:p>4</text:p>
          </table:table-cell>
          <table:table-cell table:style-name="ce3" table:formula="of:=[.G8]/SUM([.$G$2:.$G$11])" office:value-type="percentage" office:value="0.166666666666667" calcext:value-type="percentage">
            <text:p>16,67%</text:p>
          </table:table-cell>
          <table:table-cell table:style-name="ce3" table:formula="of:=[.H8]+[.I7]" office:value-type="percentage" office:value="0.75" calcext:value-type="percentage">
            <text:p>75,00%</text:p>
          </table:table-cell>
        </table:table-row>
        <table:table-row table:style-name="ro1">
          <table:table-cell table:formula="of:=RAND()*100" office:value-type="float" office:value="98.1026042562829" calcext:value-type="float">
            <text:p>98,103</text:p>
          </table:table-cell>
          <table:table-cell table:formula="of:=ROUND([.A9]; 0)" office:value-type="float" office:value="98" calcext:value-type="float">
            <text:p>9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&quot;[&quot;&amp;[.D9]&amp;&quot;; &quot;&amp;[.E9]&amp;&quot;)&quot;" office:value-type="string" office:string-value="[70; 80)" calcext:value-type="string">
            <text:p>[70; 80)</text:p>
          </table:table-cell>
          <table:table-cell table:style-name="ce2" table:formula="of:=COUNTIF([.A$2:.A$25]; &quot;&lt;&quot;&amp;[.E9])-SUM([.$G$2:.G8])" office:value-type="float" office:value="2" calcext:value-type="float">
            <text:p>2</text:p>
          </table:table-cell>
          <table:table-cell table:style-name="ce3" table:formula="of:=[.G9]/SUM([.$G$2:.$G$11])" office:value-type="percentage" office:value="0.0833333333333333" calcext:value-type="percentage">
            <text:p>8,33%</text:p>
          </table:table-cell>
          <table:table-cell table:style-name="ce3" table:formula="of:=[.H9]+[.I8]" office:value-type="percentage" office:value="0.833333333333333" calcext:value-type="percentage">
            <text:p>83,33%</text:p>
          </table:table-cell>
        </table:table-row>
        <table:table-row table:style-name="ro1">
          <table:table-cell table:formula="of:=RAND()*100" office:value-type="float" office:value="57.8578613168305" calcext:value-type="float">
            <text:p>57,858</text:p>
          </table:table-cell>
          <table:table-cell table:formula="of:=ROUND([.A10]; 0)" office:value-type="float" office:value="58" calcext:value-type="float">
            <text:p>58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&quot;[&quot;&amp;[.D10]&amp;&quot;; &quot;&amp;[.E10]&amp;&quot;)&quot;" office:value-type="string" office:string-value="[80; 90)" calcext:value-type="string">
            <text:p>[80; 90)</text:p>
          </table:table-cell>
          <table:table-cell table:style-name="ce2" table:formula="of:=COUNTIF([.A$2:.A$25]; &quot;&lt;&quot;&amp;[.E10])-SUM([.$G$2:.G9])" office:value-type="float" office:value="3" calcext:value-type="float">
            <text:p>3</text:p>
          </table:table-cell>
          <table:table-cell table:style-name="ce3" table:formula="of:=[.G10]/SUM([.$G$2:.$G$11])" office:value-type="percentage" office:value="0.125" calcext:value-type="percentage">
            <text:p>12,50%</text:p>
          </table:table-cell>
          <table:table-cell table:style-name="ce3" table:formula="of:=[.H10]+[.I9]" office:value-type="percentage" office:value="0.958333333333333" calcext:value-type="percentage">
            <text:p>95,83%</text:p>
          </table:table-cell>
        </table:table-row>
        <table:table-row table:style-name="ro1">
          <table:table-cell table:formula="of:=RAND()*100" office:value-type="float" office:value="75.0509637262265" calcext:value-type="float">
            <text:p>75,051</text:p>
          </table:table-cell>
          <table:table-cell table:formula="of:=ROUND([.A11]; 0)" office:value-type="float" office:value="75" calcext:value-type="float">
            <text:p>75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&quot;[&quot;&amp;[.D11]&amp;&quot;; &quot;&amp;[.E11]&amp;&quot;)&quot;" office:value-type="string" office:string-value="[90; 100)" calcext:value-type="string">
            <text:p>[90; 100)</text:p>
          </table:table-cell>
          <table:table-cell table:style-name="ce2" table:formula="of:=COUNTIF([.A$2:.A$25]; &quot;&lt;&quot;&amp;[.E11])-SUM([.$G$2:.G10])" office:value-type="float" office:value="1" calcext:value-type="float">
            <text:p>1</text:p>
          </table:table-cell>
          <table:table-cell table:style-name="ce3" table:formula="of:=[.G11]/SUM([.$G$2:.$G$11])" office:value-type="percentage" office:value="0.0416666666666667" calcext:value-type="percentage">
            <text:p>4,17%</text:p>
          </table:table-cell>
          <table:table-cell table:style-name="ce3" table:formula="of:=[.H11]+[.I10]" office:value-type="percentage" office:value="1" calcext:value-type="percentage">
            <text:p>100,00%</text:p>
          </table:table-cell>
        </table:table-row>
        <table:table-row table:style-name="ro1">
          <table:table-cell table:formula="of:=RAND()*100" office:value-type="float" office:value="64.653718691452" calcext:value-type="float">
            <text:p>64,654</text:p>
          </table:table-cell>
          <table:table-cell table:formula="of:=ROUND([.A12]; 0)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formula="of:=RAND()*100" office:value-type="float" office:value="50.2066002411926" calcext:value-type="float">
            <text:p>50,207</text:p>
          </table:table-cell>
          <table:table-cell table:formula="of:=ROUND([.A13]; 0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formula="of:=RAND()*100" office:value-type="float" office:value="88.4102960222796" calcext:value-type="float">
            <text:p>88,410</text:p>
          </table:table-cell>
          <table:table-cell table:formula="of:=ROUND([.A14]; 0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formula="of:=RAND()*100" office:value-type="float" office:value="61.6696961613571" calcext:value-type="float">
            <text:p>61,670</text:p>
          </table:table-cell>
          <table:table-cell table:formula="of:=ROUND([.A15]; 0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formula="of:=RAND()*100" office:value-type="float" office:value="38.1176532899237" calcext:value-type="float">
            <text:p>38,118</text:p>
          </table:table-cell>
          <table:table-cell table:formula="of:=ROUND([.A16]; 0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formula="of:=RAND()*100" office:value-type="float" office:value="47.3337090680541" calcext:value-type="float">
            <text:p>47,334</text:p>
          </table:table-cell>
          <table:table-cell table:formula="of:=ROUND([.A17]; 0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formula="of:=RAND()*100" office:value-type="float" office:value="3.96694367640015" calcext:value-type="float">
            <text:p>3,967</text:p>
          </table:table-cell>
          <table:table-cell table:formula="of:=ROUND([.A18]; 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formula="of:=RAND()*100" office:value-type="float" office:value="26.469107750511" calcext:value-type="float">
            <text:p>26,469</text:p>
          </table:table-cell>
          <table:table-cell table:formula="of:=ROUND([.A19]; 0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formula="of:=RAND()*100" office:value-type="float" office:value="72.4174911536299" calcext:value-type="float">
            <text:p>72,417</text:p>
          </table:table-cell>
          <table:table-cell table:formula="of:=ROUND([.A20]; 0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formula="of:=RAND()*100" office:value-type="float" office:value="60.4961382457396" calcext:value-type="float">
            <text:p>60,496</text:p>
          </table:table-cell>
          <table:table-cell table:formula="of:=ROUND([.A21]; 0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formula="of:=RAND()*100" office:value-type="float" office:value="62.799425202051" calcext:value-type="float">
            <text:p>62,799</text:p>
          </table:table-cell>
          <table:table-cell table:formula="of:=ROUND([.A22]; 0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formula="of:=RAND()*100" office:value-type="float" office:value="46.5753935107796" calcext:value-type="float">
            <text:p>46,575</text:p>
          </table:table-cell>
          <table:table-cell table:formula="of:=ROUND([.A23]; 0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formula="of:=RAND()*100" office:value-type="float" office:value="39.21104719751" calcext:value-type="float">
            <text:p>39,211</text:p>
          </table:table-cell>
          <table:table-cell table:formula="of:=ROUND([.A24]; 0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formula="of:=RAND()*100" office:value-type="float" office:value="3.18059975698941" calcext:value-type="float">
            <text:p>3,181</text:p>
          </table:table-cell>
          <table:table-cell table:formula="of:=ROUND([.A25]; 0)"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percentage-style style:name="N107">
      <number:number number:decimal-places="3" number:min-decimal-places="3" number:min-integer-digits="1"/>
      <number:text>%</number:text>
    </number:percentage-style>
    <number:percentage-style style:name="N108">
      <number:number number:decimal-places="1" number:min-decimal-places="1" number:min-integer-digits="1"/>
      <number:text>%</number:text>
    </number:percentage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20" number:min-decimal-places="20" number:min-integer-digits="1"/>
    </number:number-style>
    <number:number-style style:name="N112">
      <number:number number:decimal-places="19" number:min-decimal-places="19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12:21.514647886</meta:creation-date>
    <dc:date>2023-02-09T14:47:33.964026860</dc:date>
    <meta:editing-duration>PT1H17M37S</meta:editing-duration>
    <meta:editing-cycles>9</meta:editing-cycles>
    <meta:generator>LibreOffice/7.4.5.1$Linux_X86_64 LibreOffice_project/9c0871452b3918c1019dde9bfac75448afc4b57f</meta:generator>
    <meta:document-statistic meta:table-count="1" meta:cell-count="11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1.F2:Лист1.G11" chart:data-source-has-labels="column" svg:x="0.32cm" svg:y="0.18cm" svg:width="15.36cm" svg:height="8.64cm">
          <chart:coordinate-region svg:x="1.047cm" svg:y="0.379cm" svg:width="14.633cm" svg:height="7.794cm"/>
          <chart:axis chart:dimension="x" chart:name="primary-x" chart:style-name="ch3" chartooo:axis-type="auto">
            <chartooo:date-scale/>
            <chart:categories table:cell-range-address="Лист1.F2:Лист1.F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G2:Лист1.G1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[0; 10)</text:p>
                <draw:g>
                  <svg:desc>Лист1.F2:Лист1.F11</svg:desc>
                </draw:g>
              </table:table-cell>
              <table:table-cell office:value-type="float" office:value="3">
                <text:p>3</text:p>
                <draw:g>
                  <svg:desc>Лист1.G2:Лист1.G11</svg:desc>
                </draw:g>
              </table:table-cell>
            </table:table-row>
            <table:table-row>
              <table:table-cell office:value-type="string">
                <text:p>[10; 2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0; 3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30; 4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40; 5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50; 6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60; 70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70; 8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80; 9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90; 100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896cm" svg:y="1.96cm" style:legend-expansion="high" chart:style-name="ch2"/>
        <chart:plot-area chart:style-name="ch3" table:cell-range-address="Лист1.F2:Лист1.F11 Лист1.H2:Лист1.H11" chart:data-source-has-labels="column" svg:x="0.32cm" svg:y="0.18cm" svg:width="13.256cm" svg:height="8.64cm">
          <chart:coordinate-region svg:x="3.337cm" svg:y="0.711cm" svg:width="7.58cm" svg:height="7.58cm"/>
          <chart:axis chart:dimension="x" chart:name="primary-x" chart:style-name="ch4" chartooo:axis-type="auto">
            <chartooo:date-scale/>
            <chart:categories table:cell-range-address="Лист1.F2:Лист1.F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2:Лист1.H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[0; 10)</text:p>
                <draw:g>
                  <svg:desc>Лист1.F2:Лист1.F11</svg:desc>
                </draw:g>
              </table:table-cell>
              <table:table-cell office:value-type="float" office:value="0.125">
                <text:p>0.125</text:p>
                <draw:g>
                  <svg:desc>Лист1.H2:Лист1.H11</svg:desc>
                </draw:g>
              </table:table-cell>
            </table:table-row>
            <table:table-row>
              <table:table-cell office:value-type="string">
                <text:p>[10; 2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20; 3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30; 4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40; 5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50; 60)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60; 70)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[70; 8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80; 90)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90; 100)</text:p>
              </table:table-cell>
              <table:table-cell office:value-type="float" office:value="0.0416666666666667">
                <text:p>0.04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